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5.188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99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table:number-columns-spanned="3" table:number-rows-spanned="1">
            <text:p>Universidad VLAN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>
            <text:p>Generación</text:p>
          </table:table-cell>
          <table:table-cell table:style-name="ce2" office:value-type="string">
            <text:p>Carrera </text:p>
          </table:table-cell>
          <table:table-cell table:style-name="ce2" office:value-type="string">
            <text:p>Cant. Egresado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edicina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Economí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sicologí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erech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rquitectur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Sociologí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erech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sicologí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conomí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rquitectur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dic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Derech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ociologí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ociologí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rquitectur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conomía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iencias de la Educació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Psicologí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iencias de la Educació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Derecho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sicologí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ociologí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edic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5" table:number-columns-repeated="3"/>
        </table:table-row>
        <table:table-row table:style-name="ro1">
          <table:table-cell table:style-name="ce5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16/07/2020</text:date>, <text:time>14:37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cheriff</meta:initial-creator>
    <meta:creation-date>2020-07-16T14:00:35.25</meta:creation-date>
    <dc:date>2020-07-16T14:37:13.74</dc:date>
    <dc:creator>jorge cheriff</dc:creator>
    <meta:editing-duration>PT15M54S</meta:editing-duration>
    <meta:editing-cycles>4</meta:editing-cycles>
    <meta:generator>OpenOffice/4.1.5$Win32 OpenOffice.org_project/415m1$Build-9789</meta:generator>
    <meta:document-statistic meta:table-count="1" meta:cell-count="73" meta:object-count="0"/>
  </office:meta>
</office:document-meta>
</file>